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LOG([.A2]/[.$A$2];10)" office:value-type="float" office:value="0" calcext:value-type="float">
            <text:p>0</text:p>
          </table:table-cell>
          <table:table-cell table:formula="of:=[.D2]*[.$C$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formula="of:=[.B3]-[.$B$2]" office:value-type="float" office:value="91" calcext:value-type="float">
            <text:p>91</text:p>
          </table:table-cell>
          <table:table-cell table:formula="of:=LOG([.A3]/[.$A$2];10)" office:value-type="float" office:value="0.301029995663981" calcext:value-type="float">
            <text:p>0.301029995663981</text:p>
          </table:table-cell>
          <table:table-cell table:formula="of:=[.D3]*[.$C$11]" office:value-type="float" office:value="90.0079687035304" calcext:value-type="float">
            <text:p>90.007968703530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8" calcext:value-type="float">
            <text:p>218</text:p>
          </table:table-cell>
          <table:table-cell table:formula="of:=[.B4]-[.$B$2]" office:value-type="float" office:value="144" calcext:value-type="float">
            <text:p>144</text:p>
          </table:table-cell>
          <table:table-cell table:formula="of:=LOG([.A4]/[.$A$2];10)" office:value-type="float" office:value="0.477121254719662" calcext:value-type="float">
            <text:p>0.477121254719662</text:p>
          </table:table-cell>
          <table:table-cell table:formula="of:=[.D4]*[.$C$11]" office:value-type="float" office:value="142.659255161179" calcext:value-type="float">
            <text:p>142.65925516117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6" calcext:value-type="float">
            <text:p>256</text:p>
          </table:table-cell>
          <table:table-cell table:formula="of:=[.B5]-[.$B$2]" office:value-type="float" office:value="182" calcext:value-type="float">
            <text:p>182</text:p>
          </table:table-cell>
          <table:table-cell table:formula="of:=LOG([.A5]/[.$A$2];10)" office:value-type="float" office:value="0.602059991327962" calcext:value-type="float">
            <text:p>0.602059991327962</text:p>
          </table:table-cell>
          <table:table-cell table:formula="of:=[.D5]*[.$C$11]" office:value-type="float" office:value="180.015937407061" calcext:value-type="float">
            <text:p>180.01593740706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5" calcext:value-type="float">
            <text:p>285</text:p>
          </table:table-cell>
          <table:table-cell table:formula="of:=[.B6]-[.$B$2]" office:value-type="float" office:value="211" calcext:value-type="float">
            <text:p>211</text:p>
          </table:table-cell>
          <table:table-cell table:formula="of:=LOG([.A6]/[.$A$2];10)" office:value-type="float" office:value="0.698970004336019" calcext:value-type="float">
            <text:p>0.698970004336019</text:p>
          </table:table-cell>
          <table:table-cell table:formula="of:=[.D6]*[.$C$11]" office:value-type="float" office:value="208.99203129647" calcext:value-type="float">
            <text:p>208.9920312964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table:formula="of:=[.B7]-[.$B$2]" office:value-type="float" office:value="234" calcext:value-type="float">
            <text:p>234</text:p>
          </table:table-cell>
          <table:table-cell table:formula="of:=LOG([.A7]/[.$A$2];10)" office:value-type="float" office:value="0.778151250383644" calcext:value-type="float">
            <text:p>0.778151250383644</text:p>
          </table:table-cell>
          <table:table-cell table:formula="of:=[.D7]*[.$C$11]" office:value-type="float" office:value="232.667223864709" calcext:value-type="float">
            <text:p>232.66722386470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9" calcext:value-type="float">
            <text:p>329</text:p>
          </table:table-cell>
          <table:table-cell table:formula="of:=[.B8]-[.$B$2]" office:value-type="float" office:value="255" calcext:value-type="float">
            <text:p>255</text:p>
          </table:table-cell>
          <table:table-cell table:formula="of:=LOG([.A8]/[.$A$2];10)" office:value-type="float" office:value="0.845098040014257" calcext:value-type="float">
            <text:p>0.845098040014257</text:p>
          </table:table-cell>
          <table:table-cell table:formula="of:=[.D8]*[.$C$11]" office:value-type="float" office:value="252.684313964263" calcext:value-type="float">
            <text:p>252.68431396426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46" calcext:value-type="float">
            <text:p>346</text:p>
          </table:table-cell>
          <table:table-cell table:formula="of:=[.B9]-[.$B$2]" office:value-type="float" office:value="272" calcext:value-type="float">
            <text:p>272</text:p>
          </table:table-cell>
          <table:table-cell table:formula="of:=LOG([.A9]/[.$A$2];10)" office:value-type="float" office:value="0.903089986991943" calcext:value-type="float">
            <text:p>0.903089986991943</text:p>
          </table:table-cell>
          <table:table-cell table:formula="of:=[.D9]*[.$C$11]" office:value-type="float" office:value="270.023906110591" calcext:value-type="float">
            <text:p>270.023906110591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61" calcext:value-type="float">
            <text:p>361</text:p>
          </table:table-cell>
          <table:table-cell table:formula="of:=[.B10]-[.$B$2]" office:value-type="float" office:value="287" calcext:value-type="float">
            <text:p>287</text:p>
          </table:table-cell>
          <table:table-cell table:formula="of:=LOG([.A10]/[.$A$2];10)" office:value-type="float" office:value="0.954242509439325" calcext:value-type="float">
            <text:p>0.954242509439325</text:p>
          </table:table-cell>
          <table:table-cell table:formula="of:=[.D10]*[.$C$11]" office:value-type="float" office:value="285.318510322358" calcext:value-type="float">
            <text:p>285.3185103223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formula="of:=[.B11]-[.$B$2]" office:value-type="float" office:value="299" calcext:value-type="float">
            <text:p>299</text:p>
          </table:table-cell>
          <table:table-cell table:formula="of:=LOG([.A11]/[.$A$2];10)" office:value-type="float" office:value="1" calcext:value-type="float">
            <text:p>1</text:p>
          </table:table-cell>
          <table:table-cell table:formula="of:=[.D11]*[.$C$11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table:formula="of:=[.B12]-[.$B$2]" office:value-type="float" office:value="389" calcext:value-type="float">
            <text:p>389</text:p>
          </table:table-cell>
          <table:table-cell table:formula="of:=LOG([.A12]/[.$A$11];10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B13]-[.$B$2]" office:value-type="float" office:value="-74" calcext:value-type="float">
            <text:p>-74</text:p>
          </table:table-cell>
          <table:table-cell table:formula="of:=LOG([.A13]/[.$A$11];10)" office:value-type="float" office:value="0.477121254719662" calcext:value-type="float">
            <text:p>0.4771212547196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B14]-[.$B$2]" office:value-type="float" office:value="-74" calcext:value-type="float">
            <text:p>-74</text:p>
          </table:table-cell>
          <table:table-cell table:formula="of:=LOG([.A14]/[.$A$11];10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B15]-[.$B$2]" office:value-type="float" office:value="-74" calcext:value-type="float">
            <text:p>-74</text:p>
          </table:table-cell>
          <table:table-cell table:formula="of:=LOG([.A15]/[.$A$11];10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table:formula="of:=[.B16]-[.$B$2]" office:value-type="float" office:value="532" calcext:value-type="float">
            <text:p>532</text:p>
          </table:table-cell>
          <table:table-cell table:formula="of:=LOG([.A16]/[.$A$11];10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B17]-[.$B$2]" office:value-type="float" office:value="-74" calcext:value-type="float">
            <text:p>-74</text:p>
          </table:table-cell>
          <table:table-cell table:formula="of:=LOG([.A17]/[.$A$11];10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18]-[.$B$2]" office:value-type="float" office:value="-74" calcext:value-type="float">
            <text:p>-74</text:p>
          </table:table-cell>
          <table:table-cell table:formula="of:=LOG([.A18]/[.$A$11];10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B19]-[.$B$2]" office:value-type="float" office:value="-74" calcext:value-type="float">
            <text:p>-74</text:p>
          </table:table-cell>
          <table:table-cell table:formula="of:=LOG([.A19]/[.$A$11];10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table:formula="of:=[.B20]-[.$B$2]" office:value-type="float" office:value="599" calcext:value-type="float">
            <text:p>599</text:p>
          </table:table-cell>
          <table:table-cell table:formula="of:=LOG([.A20]/[.$A$11];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B21]-[.$B$2]" office:value-type="float" office:value="-74" calcext:value-type="float">
            <text:p>-74</text:p>
          </table:table-cell>
          <table:table-cell table:formula="of:=LOG([.A21]/[.$A$20];10)" office:value-type="float" office:value="0.301029995663981" calcext:value-type="float">
            <text:p>0.30102999566398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5" calcext:value-type="float">
            <text:p>815</text:p>
          </table:table-cell>
          <table:table-cell table:formula="of:=[.B22]-[.$B$2]" office:value-type="float" office:value="741" calcext:value-type="float">
            <text:p>741</text:p>
          </table:table-cell>
          <table:table-cell table:formula="of:=LOG([.A22]/[.$A$20];10)" office:value-type="float" office:value="0.477121254719662" calcext:value-type="float">
            <text:p>0.477121254719662</text:p>
          </table:table-cell>
          <table:table-cell table:formula="of:=[.C20]+(299*LOG([.A22]/[.A20]))" office:value-type="float" office:value="741.659255161179" calcext:value-type="float">
            <text:p>741.659255161179</text:p>
          </table:table-cell>
          <table:table-cell table:formula="of:=[.E22]+[.B2]" office:value-type="float" office:value="815.659255161179" calcext:value-type="float">
            <text:p>815.659255161179</text:p>
          </table:table-cell>
          <table:table-cell table:style-name="ce1" table:formula="of:=[.D39]*10^((([.F22]-[.B2])-[.F39])/[.E39])" office:value-type="float" office:value="30.0402487838934" calcext:value-type="float">
            <text:p>30.0402487838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B23]-[.$B$2]" office:value-type="float" office:value="-74" calcext:value-type="float">
            <text:p>-74</text:p>
          </table:table-cell>
          <table:table-cell table:formula="of:=LOG([.A23]/[.$A$20];10)" office:value-type="float" office:value="0.602059991327962" calcext:value-type="float">
            <text:p>0.6020599913279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1" calcext:value-type="float">
            <text:p>881</text:p>
          </table:table-cell>
          <table:table-cell table:formula="of:=[.B24]-[.$B$2]" office:value-type="float" office:value="807" calcext:value-type="float">
            <text:p>807</text:p>
          </table:table-cell>
          <table:table-cell table:formula="of:=LOG([.A24]/[.$A$20];10)" office:value-type="float" office:value="0.698970004336019" calcext:value-type="float">
            <text:p>0.6989700043360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B25]-[.$B$2]" office:value-type="float" office:value="-74" calcext:value-type="float">
            <text:p>-74</text:p>
          </table:table-cell>
          <table:table-cell table:formula="of:=LOG([.A25]/[.$A$20];10)" office:value-type="float" office:value="0.778151250383644" calcext:value-type="float">
            <text:p>0.77815125038364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B26]-[.$B$2]" office:value-type="float" office:value="-74" calcext:value-type="float">
            <text:p>-74</text:p>
          </table:table-cell>
          <table:table-cell table:formula="of:=LOG([.A26]/[.$A$20];10)" office:value-type="float" office:value="0.845098040014257" calcext:value-type="float">
            <text:p>0.84509804001425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B27]-[.$B$2]" office:value-type="float" office:value="-74" calcext:value-type="float">
            <text:p>-74</text:p>
          </table:table-cell>
          <table:table-cell table:formula="of:=LOG([.A27]/[.$A$20];10)" office:value-type="float" office:value="0.903089986991943" calcext:value-type="float">
            <text:p>0.90308998699194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B28]-[.$B$2]" office:value-type="float" office:value="-74" calcext:value-type="float">
            <text:p>-74</text:p>
          </table:table-cell>
          <table:table-cell table:formula="of:=LOG([.A28]/[.$A$20];10)" office:value-type="float" office:value="0.954242509439325" calcext:value-type="float">
            <text:p>0.9542425094393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  <table:table-cell table:formula="of:=[.B29]-[.$B$2]" office:value-type="float" office:value="898" calcext:value-type="float">
            <text:p>898</text:p>
          </table:table-cell>
          <table:table-cell table:formula="of:=LOG([.A29]/[.$A$20];10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dulo</text:p>
          </table:table-cell>
          <table:table-cell office:value-type="string" calcext:value-type="string">
            <text:p>last major tick</text:p>
          </table:table-cell>
          <table:table-cell office:value-type="string" calcext:value-type="string">
            <text:p>px/major tick</text:p>
          </table:table-cell>
          <table:table-cell office:value-type="string" calcext:value-type="string">
            <text:p>last major tick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QUOTIENT([.B24]-[.B2];300)" office:value-type="float" office:value="2" calcext:value-type="float">
            <text:p>2</text:p>
          </table:table-cell>
          <table:table-cell table:style-name="ce1" table:formula="of:=[.A2]*10^[.C39]" office:value-type="float" office:value="10" calcext:value-type="float">
            <text:p>10</text:p>
          </table:table-cell>
          <table:table-cell table:style-name="ce1" table:formula="of:=(972-74)/3" office:value-type="float" office:value="299.333333333333" calcext:value-type="float">
            <text:p>299.333333333333</text:p>
          </table:table-cell>
          <table:table-cell table:style-name="ce1" table:formula="of:=[.E39]*[.C39]" office:value-type="float" office:value="598.666666666667" calcext:value-type="float">
            <text:p>598.66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2:11:50.845428049</meta:creation-date>
    <dc:date>2020-11-09T23:16:18.848536738</dc:date>
    <meta:editing-duration>PT10M6S</meta:editing-duration>
    <meta:editing-cycles>2</meta:editing-cycles>
    <meta:generator>LibreOffice/6.4.6.2$Linux_X86_64 LibreOffice_project/40$Build-2</meta:generator>
    <meta:document-statistic meta:table-count="1" meta:cell-count="121" meta:object-count="0"/>
  </office:meta>
</office:document-meta>
</file>